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1.251cm" fo:margin-right="0cm" fo:text-indent="0cm" style:auto-text-indent="false"/>
    </style:style>
    <style:style style:name="P2" style:family="paragraph" style:parent-style-name="Preformatted_20_Text">
      <style:paragraph-properties fo:margin-left="1.251cm" fo:margin-right="0cm" fo:text-indent="0cm" style:auto-text-indent="false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officeooo:paragraph-rsid="001ac10a"/>
    </style:style>
    <style:style style:name="P4" style:family="paragraph" style:parent-style-name="Preformatted_20_Text">
      <style:text-properties fo:color="#000000" fo:font-size="12pt" style:text-underline-style="none" style:font-size-asian="12pt" style:font-size-complex="12pt"/>
    </style:style>
    <style:style style:name="P5" style:family="paragraph" style:parent-style-name="Preformatted_20_Text">
      <style:text-properties fo:color="#000000" fo:font-size="12pt" style:text-underline-style="none" officeooo:rsid="001a8e74" style:font-size-asian="12pt" style:font-size-complex="12pt"/>
    </style:style>
    <style:style style:name="P6" style:family="paragraph" style:parent-style-name="Preformatted_20_Text">
      <style:text-properties fo:color="#000000" fo:font-size="12pt" style:text-underline-style="none" fo:font-weight="normal" officeooo:rsid="001d9334" officeooo:paragraph-rsid="001d9334" style:font-size-asian="12pt" style:font-weight-asian="normal" style:font-size-complex="12pt" style:font-weight-complex="normal"/>
    </style:style>
    <style:style style:name="P7" style:family="paragraph" style:parent-style-name="Preformatted_20_Text">
      <style:text-properties fo:color="#000000" fo:font-size="20pt" style:text-underline-style="none" fo:font-weight="bold" officeooo:rsid="001ac10a" officeooo:paragraph-rsid="001ac10a" style:font-size-asian="20pt" style:font-weight-asian="bold" style:font-size-complex="20pt" style:font-weight-complex="bold"/>
    </style:style>
    <style:style style:name="P8" style:family="paragraph" style:parent-style-name="Preformatted_20_Text">
      <style:text-properties fo:color="#000000" fo:font-size="20pt" style:text-underline-style="none" fo:font-weight="bold" officeooo:rsid="001d9334" officeooo:paragraph-rsid="001d9334" style:font-size-asian="20pt" style:font-weight-asian="bold" style:font-size-complex="20pt" style:font-weight-complex="bold"/>
    </style:style>
    <style:style style:name="P9" style:family="paragraph" style:parent-style-name="Preformatted_20_Text">
      <style:text-properties officeooo:paragraph-rsid="001d9334"/>
    </style:style>
    <style:style style:name="T1" style:family="text">
      <style:text-properties officeooo:rsid="001a8e74"/>
    </style:style>
    <style:style style:name="T2" style:family="text">
      <style:text-properties fo:color="#000000" fo:font-size="12pt" style:text-underline-style="none" style:font-size-asian="12pt" style:font-size-complex="12pt"/>
    </style:style>
    <style:style style:name="T3" style:family="text">
      <style:text-properties fo:color="#000000" fo:font-size="12pt" style:text-underline-style="none" officeooo:rsid="001a8e74" style:font-size-asian="12pt" style:font-size-complex="12pt"/>
    </style:style>
    <style:style style:name="T4" style:family="text">
      <style:text-properties fo:color="#000000" fo:font-size="12pt" style:text-underline-style="none" officeooo:rsid="001d9334" style:font-size-asian="12pt" style:font-size-complex="12pt"/>
    </style:style>
    <style:style style:name="T5" style:family="text">
      <style:text-properties fo:color="#000000" fo:font-size="12pt" style:text-underline-style="none" officeooo:rsid="00207eac" style:font-size-asian="12pt" style:font-size-complex="12pt"/>
    </style:style>
    <style:style style:name="T6" style:family="text"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T7" style:family="text">
      <style:text-properties fo:color="#000000" fo:font-size="12pt" style:text-underline-style="none" fo:font-weight="bold" officeooo:rsid="001d9334" style:font-size-asian="12pt" style:font-weight-asian="bold" style:font-size-complex="12pt" style:font-weight-complex="bold"/>
    </style:style>
    <style:style style:name="T8" style:family="text">
      <style:text-properties fo:color="#000000" fo:font-size="12pt" style:text-underline-style="none" fo:font-weight="bold" officeooo:rsid="0021b41e" style:font-size-asian="12pt" style:font-weight-asian="bold" style:font-size-complex="12pt" style:font-weight-complex="bold"/>
    </style:style>
    <style:style style:name="T9" style:family="text">
      <style:text-properties fo:color="#000000" fo:font-size="12pt" style:text-underline-style="none" fo:font-weight="normal" officeooo:rsid="001d9334" style:font-size-asian="12pt" style:font-weight-asian="normal" style:font-size-complex="12pt" style:font-weight-complex="normal"/>
    </style:style>
    <style:style style:name="T10" style:family="text">
      <style:text-properties fo:color="#000000" fo:font-size="20pt" style:text-underline-style="none" fo:font-weight="bold" officeooo:rsid="001d9334" style:font-size-asian="20pt" style:font-weight-asian="bold" style:font-size-complex="20pt" style:font-weight-complex="bold"/>
    </style:style>
    <style:style style:name="T11" style:family="text">
      <style:text-properties officeooo:rsid="001ba6e5"/>
    </style:style>
    <style:style style:name="T12" style:family="text">
      <style:text-properties officeooo:rsid="001d933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o love somebody</text:p>
      <text:p text:style-name="P6">1967 – bee gees. Kam unter Musikern besser an als im Publikum. Oft</text:p>
      <text:p text:style-name="P9"><text:span text:style-name="T9">gecovert.</text:span><text:span text:style-name="T10"> </text:span></text:p>
      <text:p text:style-name="P8"/>
      <text:p text:style-name="P3"><text:span text:style-name="T4">A</text:span><text:span text:style-name="T3"> </text:span><text:span text:style-name="T4">G</text:span><text:span text:style-name="T3"> </text:span><text:span text:style-name="T4">D</text:span><text:span text:style-name="T3"> </text:span><text:span text:style-name="T4">A<text:tab/><text:tab/><text:tab/><text:tab/><text:tab/><text:tab/><text:tab/></text:span><text:span text:style-name="T5">91</text:span></text:p>
      <text:p text:style-name="Preformatted_20_Text"><text:span text:style-name="T2"><text:s text:c="10"/></text:span><text:a xlink:type="simple" xlink:href="http://www.guitaretab.com/b/bee-gees/289909.html" text:style-name="Internet_20_link" text:visited-style-name="Visited_20_Internet_20_Link"><text:span text:style-name="T4">A</text:span></text:a></text:p>
      <text:p text:style-name="P4">There s a light</text:p>
      <text:p text:style-name="Preformatted_20_Text"><text:span text:style-name="T2"><text:s text:c="2"/></text:span><text:span text:style-name="T4">H</text:span><text:a xlink:type="simple" xlink:href="http://www.guitaretab.com/b/bee-gees/289909.html" text:style-name="Internet_20_link" text:visited-style-name="Visited_20_Internet_20_Link"><text:span text:style-name="T2">m</text:span></text:a></text:p>
      <text:p text:style-name="P4">A certain kind of light</text:p>
      <text:p text:style-name="Preformatted_20_Text"><text:a xlink:type="simple" xlink:href="http://www.guitaretab.com/b/bee-gees/289909.html" text:style-name="Internet_20_link" text:visited-style-name="Visited_20_Internet_20_Link"><text:span text:style-name="T4">D</text:span></text:a><text:span text:style-name="T2"> <text:s text:c="18"/></text:span><text:a xlink:type="simple" xlink:href="http://www.guitaretab.com/b/bee-gees/289909.html" text:style-name="Internet_20_link" text:visited-style-name="Visited_20_Internet_20_Link"><text:span text:style-name="T4">A</text:span></text:a></text:p>
      <text:p text:style-name="P4">That never shone on me</text:p>
      <text:p text:style-name="Preformatted_20_Text"><text:span text:style-name="T2"><text:s/></text:span><text:span text:style-name="T4">G</text:span><text:span text:style-name="T2"> <text:s text:c="15"/></text:span><text:span text:style-name="T4">A</text:span><text:span text:style-name="T3"> </text:span><text:span text:style-name="T2"><text:s text:c="12"/></text:span><text:a xlink:type="simple" xlink:href="http://www.guitaretab.com/b/bee-gees/289909.html" text:style-name="Internet_20_link" text:visited-style-name="Visited_20_Internet_20_Link"><text:span text:style-name="T4">E</text:span></text:a></text:p>
      <text:p text:style-name="P4">I want my life to be lived with you</text:p>
      <text:p text:style-name="P4"><text:s text:c="11"/><text:span text:style-name="T12">D</text:span></text:p>
      <text:p text:style-name="P4">Lived with you</text:p>
      <text:p text:style-name="P4"/>
      <text:p text:style-name="Preformatted_20_Text"><text:span text:style-name="T2"><text:s text:c="10"/></text:span><text:span text:style-name="T4">A</text:span><text:span text:style-name="T2"> <text:s text:c="2"/></text:span><text:span text:style-name="T3"><text:s text:c="2"/></text:span><text:span text:style-name="T4">hm</text:span></text:p>
      <text:p text:style-name="P4">There s a way, everybody say</text:p>
      <text:p text:style-name="Preformatted_20_Text"><text:a xlink:type="simple" xlink:href="http://www.guitaretab.com/b/bee-gees/289909.html" text:style-name="Internet_20_link" text:visited-style-name="Visited_20_Internet_20_Link"><text:span text:style-name="T4">D</text:span></text:a><text:span text:style-name="T2"> <text:s text:c="26"/></text:span><text:a xlink:type="simple" xlink:href="http://www.guitaretab.com/b/bee-gees/289909.html" text:style-name="Internet_20_link" text:visited-style-name="Visited_20_Internet_20_Link"><text:span text:style-name="T4">A</text:span></text:a></text:p>
      <text:p text:style-name="P4">To do each and every little thing</text:p>
      <text:p text:style-name="Preformatted_20_Text"><text:span text:style-name="T4">G </text:span><text:span text:style-name="T2"><text:s text:c="15"/></text:span><text:a xlink:type="simple" xlink:href="http://www.guitaretab.com/b/bee-gees/289909.html" text:style-name="Internet_20_link" text:visited-style-name="Visited_20_Internet_20_Link"><text:span text:style-name="T4">A</text:span></text:a></text:p>
      <text:p text:style-name="P4">But what does it bring?</text:p>
      <text:p text:style-name="Preformatted_20_Text"><text:span text:style-name="T2"><text:s text:c="17"/></text:span><text:a xlink:type="simple" xlink:href="http://www.guitaretab.com/b/bee-gees/289909.html" text:style-name="Internet_20_link" text:visited-style-name="Visited_20_Internet_20_Link"><text:span text:style-name="T4">E</text:span></text:a><text:span text:style-name="T2"> <text:s text:c="9"/></text:span><text:a xlink:type="simple" xlink:href="http://www.guitaretab.com/b/bee-gees/289909.html" text:style-name="Internet_20_link" text:visited-style-name="Visited_20_Internet_20_Link"><text:span text:style-name="T4">D</text:span></text:a></text:p>
      <text:p text:style-name="P4">If I ain t got you, aint got <text:span text:style-name="T11">you</text:span> - <text:s/><text:span text:style-name="T12">baby</text:span></text:p>
      <text:p text:style-name="P4"/>
      <text:p text:style-name="P4"/>
      <text:p text:style-name="P1"><text:span text:style-name="T7"><text:s/>A</text:span><text:span text:style-name="T6"> <text:s text:c="23"/></text:span><text:a xlink:type="simple" xlink:href="http://www.guitaretab.com/b/bee-gees/289909.html" text:style-name="Internet_20_link" text:visited-style-name="Visited_20_Internet_20_Link"><text:span text:style-name="T7">E</text:span></text:a></text:p>
      <text:p text:style-name="P2">You don t know what its like, baby</text:p>
      <text:p text:style-name="P1"><text:span text:style-name="T7">D</text:span><text:span text:style-name="T6"> <text:s text:c="23"/></text:span><text:a xlink:type="simple" xlink:href="http://www.guitaretab.com/b/bee-gees/289909.html" text:style-name="Internet_20_link" text:visited-style-name="Visited_20_Internet_20_Link"><text:span text:style-name="T7">A</text:span></text:a></text:p>
      <text:p text:style-name="P2">You don t know what its like</text:p>
      <text:p text:style-name="P1"><text:span text:style-name="T6"><text:s text:c="13"/></text:span><text:a xlink:type="simple" xlink:href="http://www.guitaretab.com/b/bee-gees/289909.html" text:style-name="Internet_20_link" text:visited-style-name="Visited_20_Internet_20_Link"><text:span text:style-name="T7">E</text:span></text:a></text:p>
      <text:p text:style-name="P2">To love somebody</text:p>
      <text:p text:style-name="P1"><text:span text:style-name="T6"><text:s text:c="13"/></text:span><text:span text:style-name="T8">D</text:span></text:p>
      <text:p text:style-name="P2">To love somebody</text:p>
      <text:p text:style-name="P1"><text:span text:style-name="T6"><text:s text:c="10"/></text:span><text:span text:style-name="T7">A</text:span><text:span text:style-name="T6"> <text:s text:c="6"/></text:span></text:p>
      <text:p text:style-name="P2">The way I love you</text:p>
      <text:p text:style-name="P4"/>
      <text:p text:style-name="P5"/>
      <text:p text:style-name="P4">In my brain,</text:p>
      <text:p text:style-name="P4">I see your face again</text:p>
      <text:p text:style-name="P4">I know my frame of mind</text:p>
      <text:p text:style-name="P4">You ain t got to be so blind</text:p>
      <text:p text:style-name="P4">And I m blind, so very blind</text:p>
      <text:p text:style-name="P4"/>
      <text:p text:style-name="P4">I m a man, can t you se<text:span text:style-name="T1">e </text:span>What I am?</text:p>
      <text:p text:style-name="P4">I live and breathe for you</text:p>
      <text:p text:style-name="P4">But what good does it do</text:p>
      <text:p text:style-name="P4">If I ain t got you, aint got <text:span text:style-name="T11">you</text:span>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4-01-12T18:03:39</meta:creation-date>
    <dc:date>2018-12-05T21:51:43.266967994</dc:date>
    <meta:editing-duration>PT15M35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41" meta:word-count="186" meta:character-count="957" meta:non-whitespace-character-count="563"/>
  </office:meta>
</office:document-meta>
</file>